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80000007F0C444B5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Signet Roundhand ATT" svg:font-family="'Signet Roundhand ATT'"/>
    <style:font-face style:name="Verdana" svg:font-family="Verdana"/>
    <style:font-face style:name="Droid Sans Mono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language="es" fo:country="ES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language="es" fo:country="ES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language="es" fo:country="ES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Verdana" fo:font-size="11pt" fo:language="es" fo:country="ES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Verdana" fo:font-size="11pt" fo:language="es" fo:country="ES" fo:font-style="normal" style:text-underline-style="none" fo:font-weight="bold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Arial" fo:font-size="11pt" fo:language="es" fo:country="E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.0043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fo:language="es" fo:country="ES"/>
    </style:style>
    <style:style style:name="P8" style:family="paragraph" style:parent-style-name="Standard">
      <style:paragraph-properties fo:margin-left="0in" fo:margin-right="0in" fo:margin-top="0.0043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Arial" fo:font-size="10pt" fo:language="es" fo:country="ES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9" style:family="paragraph" style:parent-style-name="Standard">
      <style:paragraph-properties fo:margin-left="0.0161in" fo:margin-right="0in" fo:line-height="100%" fo:text-align="justify" style:justify-single-word="false" fo:text-indent="0in" style:auto-text-indent="false" fo:break-before="auto" fo:break-after="auto" style:writing-mode="lr-tb">
        <style:tab-stops>
          <style:tab-stop style:position="0.048in"/>
        </style:tab-stops>
      </style:paragraph-properties>
      <style:text-properties fo:language="es" fo:country="ES"/>
    </style:style>
    <style:style style:name="P10" style:family="paragraph" style:parent-style-name="Standard">
      <style:paragraph-properties fo:margin-left="0.0161in" fo:margin-right="0in" fo:margin-top="0in" fo:margin-bottom="0in" style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fo:font-size="10pt" fo:language="es" fo:country="ES" style:font-size-asian="10pt" style:font-size-complex="10pt"/>
    </style:style>
    <style:style style:name="P11" style:family="paragraph" style:parent-style-name="Standard">
      <style:paragraph-properties fo:margin-left="0.0161in" fo:margin-right="0in" fo:margin-top="0in" fo:margin-bottom="0in" style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style:font-name="Droid Sans Mono" fo:font-size="10pt" fo:language="es" fo:country="ES" style:font-size-asian="10pt" style:font-size-complex="10pt"/>
    </style:style>
    <style:style style:name="P12" style:family="paragraph" style:parent-style-name="Heading_20_3">
      <style:text-properties fo:language="es" fo:country="ES"/>
    </style:style>
    <style:style style:name="P13" style:family="paragraph" style:parent-style-name="Standard">
      <style:paragraph-properties fo:margin-left="0.2346in" fo:margin-right="0in" fo:margin-top="0in" fo:margin-bottom="0in" style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fo:font-size="10pt" fo:language="es" fo:country="ES" style:font-size-asian="10pt" style:font-size-complex="10pt"/>
    </style:style>
    <style:style style:name="P14" style:family="paragraph" style:parent-style-name="Standard">
      <style:paragraph-properties fo:margin-left="0.1862in" fo:margin-right="0in" fo:margin-top="0in" fo:margin-bottom="0in" style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fo:font-size="10pt" fo:language="es" fo:country="ES" style:font-size-asian="10pt" style:font-size-complex="10pt"/>
    </style:style>
    <style:style style:name="P15" style:family="paragraph" style:parent-style-name="Standard" style:master-page-name="Standard">
      <style:paragraph-properties fo:margin-left="0in" fo:margin-right="0in" fo:margin-top="0in" fo:margin-bottom="0.139in" style:contextual-spacing="false" fo:line-height="115%" fo:text-align="start" style:justify-single-word="false" fo:text-indent="0in" style:auto-text-indent="false" style:page-number="auto" fo:break-before="auto" fo:break-after="auto" style:writing-mode="lr-tb"/>
      <style:text-properties fo:language="es" fo:country="ES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fo:color="#000000" style:text-line-through-style="none" style:text-line-through-type="none" style:font-name="Signet Roundhand ATT" fo:font-size="12pt" fo:language="es" fo:country="ES" fo:font-style="normal" style:text-underline-style="none" fo:font-weight="bold" style:font-name-asian="Signet Roundhand ATT" style:font-size-asian="12pt" style:font-style-asian="normal" style:font-weight-asian="bold" style:font-name-complex="Signet Roundhand ATT" style:font-size-complex="12pt" style:font-style-complex="normal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Verdana" fo:font-size="11pt" fo:language="es" fo:country="ES" fo:font-style="normal" style:text-underline-style="none" fo:font-weight="bold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Verdana" fo:font-size="11pt" fo:language="es" fo:country="ES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19" style:family="paragraph" style:parent-style-name="Standard" style:master-page-name="Standard">
      <style:paragraph-properties fo:margin-left="0in" fo:margin-right="0in" fo:margin-top="0.0043in" fo:margin-bottom="0in" style:contextual-spacing="false" fo:line-height="100%" fo:text-align="justify" style:justify-single-word="false" fo:orphans="2" fo:widows="2" fo:text-indent="0in" style:auto-text-indent="false" style:page-number="auto" fo:break-before="auto" fo:break-after="auto" style:writing-mode="lr-tb"/>
      <style:text-properties fo:language="es" fo:country="ES"/>
    </style:style>
    <style:style style:name="P20" style:family="paragraph" style:parent-style-name="Standard">
      <style:paragraph-properties fo:margin-left="0.2346in" fo:margin-right="0in" fo:margin-top="0in" fo:margin-bottom="0in" style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fo:font-size="10pt" fo:language="es" fo:country="ES" officeooo:paragraph-rsid="00027fe2" style:font-size-asian="10pt" style:font-size-complex="10pt"/>
    </style:style>
    <style:style style:name="T1" style:family="text">
      <style:text-properties style:font-name="Arial" fo:font-size="10pt" fo:font-style="italic" style:text-underline-style="solid" style:text-underline-width="auto" style:text-underline-color="font-color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T2" style:family="text"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T3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5" style:family="tex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language="es" fo:country="ES"/>
    </style:style>
    <style:style style:name="T8" style:family="text">
      <style:text-properties officeooo:rsid="00026db1"/>
    </style:style>
    <style:style style:name="T9" style:family="text">
      <style:text-properties officeooo:rsid="00027fe2"/>
    </style:style>
    <style:style style:name="T10" style:family="text">
      <style:text-properties officeooo:rsid="00036511"/>
    </style:style>
    <style:style style:name="T11" style:family="text">
      <style:text-properties officeooo:rsid="000367c7"/>
    </style:style>
    <style:style style:name="fr1" style:family="graphic" style:parent-style-name="Graphics">
      <style:graphic-properties fo:margin-left="0.1252in" fo:margin-right="0.1252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Normas Generales</text:span></text:p>
      <text:p text:style-name="P7"><text:span text:style-name="T3">Numere las hojas entregadas. </text:span><text:span text:style-name="T4">Lea detenidamente cada pregunta y consulte las dudas de interpretación que pudiesen surgir. </text:span><text:span text:style-name="T3">Complete en la primera hoja la cantidad total de hojas entregadas.</text:span></text:p>
      <text:p text:style-name="P7"><text:span text:style-name="T3">Realice este parcial en lápiz, o con tinta color azul o negro. </text:span><text:span text:style-name="T2">Por favor </text:span><text:span text:style-name="T5">NO</text:span><text:span text:style-name="T1"> utilice rojo ni verde</text:span><text:span text:style-name="T3">. </text:span></text:p>
      <text:p text:style-name="P7"><text:span text:style-name="T6">I</text:span><text:span text:style-name="T3">dentificar cada hoja con: Nombre, Apellido, Legajo. </text:span></text:p>
      <text:p text:style-name="P8">Por favor entregar esta hoja y las restantes del tema junto al examen.</text:p>
      <text:p text:style-name="P9"/>
      <text:p text:style-name="Heading_20_3"><text:span text:style-name="T7">Parte </text:span>teórica</text:p>
      <text:p text:style-name="P10">1. Defina dirección y contenido de una variable. </text:p>
      <text:p text:style-name="P10">2. ¿Cuál es la diferencia entre un archivo .o <text:s/>y un archivo .c? Ejemplo: entradaTeatro.o <text:s/>y entradaTeatro.c </text:p>
      <text:p text:style-name="P10">3. ¿Qué tipo de sistema de numeración se utiliza para los permisos de Linux? </text:p>
      <text:p text:style-name="P10">4. Dadas las siguientes declaraciones </text:p>
      <text:p text:style-name="P11"><text:tab/><text:tab/>int v[4] = {50,34,15,45}; </text:p>
      <text:p text:style-name="P11"><text:tab/><text:tab/>char w = ‘a’; </text:p>
      <text:p text:style-name="P11"><text:tab/><text:tab/>float z[3] = {18.1,24,20.4}; </text:p>
      <text:p text:style-name="P14">Si asumimos que el sistema operativo asignará en forma sucesiva de direcciones de memoria a partir de 0xafff0000 <text:span text:style-name="T8">y</text:span> <text:span text:style-name="T8">enteros de 2bytes:</text:span></text:p>
      <text:p text:style-name="P10"><text:tab/><text:tab/>4.1. ¿Qué dirección de memoria contendrá el valor v[1]? </text:p>
      <text:p text:style-name="P10"><text:tab/><text:tab/>4.2. ¿Qué dirección de memoria resultara de resolver v+2? </text:p>
      <text:p text:style-name="P10"><text:tab/><text:tab/>4.3. ¿En qué dirección de memoria estará el carácter ‘a’? </text:p>
      <text:p text:style-name="P10"><text:tab/><text:tab/>4.4. ¿Qué dirección de memoria contendrá el valor z[0]? </text:p>
      <text:p text:style-name="P10"><text:tab/><text:tab/>4.5. ¿Cuál es el contenido de la dirección 0xafff0008? </text:p>
      <text:p text:style-name="P10"><text:tab/><text:tab/>4.6. ¿Cuál es el contenido de la dirección 0xafff00<text:span text:style-name="T11">0D</text:span>? </text:p>
      <text:p text:style-name="P10">5.1. ¿Cuál es la diferencia entre un header y una librería? <text:s/></text:p>
      <text:p text:style-name="P10">5.2. ¿Qué contiene cada uno? <text:s/></text:p>
      <text:p text:style-name="P10">5.3. ¿Dónde especificamos la inclusión de un header en nuestro programa? <text:s/></text:p>
      <text:p text:style-name="P10">5.4. ¿Dónde y como especificamos la inclusión de una librería en nuestro programa? </text:p>
      <text:p text:style-name="P12">Parte Práctica</text:p>
      <text:p text:style-name="P10">1) Se tiene un sistema que mide experimentos y mide la fuerza como un vector con dirección e intensidad . Debemos realizar un programa que procese estos experimentos y devuelva un valor medio de las series de experimentos . Lo que siguen son las diferentes partes de ese programa general .</text:p>
      <text:p text:style-name="P13">1.1) Escribir una función que recibe varios nombres de archivos via argumentos del main. Leer los nombres de los archivos e invocar la función leerarchivo() pasando como argumento el nombre del archivo. Realizar tantos llamados como nombres haya recibido el programa. </text:p>
      <text:p text:style-name="P13">1.2) Escribir una funcion que recibe: Un nombre de archivo y un puntero a un vector .</text:p>
      <text:p text:style-name="P13">El archivo contiene un par de numeros por linea. Estos numeros son dos enteros separados por coma (todo en ASCII), y el archivo tiene como máximo 10 lineas. Leer las lineas en un vector de 2 dimensiones y devolver la cantidad de lineas que se leyeron. </text:p>
      <text:p text:style-name="P20">1.3) Realizar un función que recibe: Un puntero a un vector de dos dimensiones, un entero (máximo 10) <text:span text:style-name="T9">y un puntero a un vector de dos flotantes (valor a devolver).</text:span></text:p>
      <text:p text:style-name="P13">El vector tendrá 2 posiciones ('x' e 'y') por "linea" y la cantidad de pares/lineas definida por el segundo entero. Cada posición es un vector con origen 0,0 y tamaño x,y.</text:p>
      <text:p text:style-name="P13">Realizar el promedio de todos los vectores de ese conjunto y devolverlo <text:span text:style-name="T9">dentro del puntero a flotantes pasado como argumento en el llamado a la función</text:span>. </text:p>
      <text:p text:style-name="P10"/>
      <text:p text:style-name="P10">2) Realizar una función que reciba una cadena de caracteres en ASCII de hasta 8192 caracteres. </text:p>
      <text:p text:style-name="P10">La función deberá leer la cadena y determinar (ignorando la diferencia entre mayusculas y minusculas) la cantidad de veces que se repite cada caracter del abecedario. </text:p>
      <text:p text:style-name="P10">El programa terminará mostrando por pantalla (de la A a la Z sin la ñ) que cantidad de ocurrencias de cada letra se encontró dentro de la cadena de caracteres recibid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OpenSymbol" svg:font-family="OpenSymbol"/>
    <style:font-face style:name="Signet Roundhand ATT" svg:font-family="'Signet Roundhand ATT'"/>
    <style:font-face style:name="Verdana" svg:font-family="Verdana"/>
    <style:font-face style:name="Droid Sans Mono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E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s" fo:country="E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efault_20_Paragraph_20_Font" style:display-name="Default Paragraph Font" style:family="text"/>
    <style:style style:name="List1Level2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1Level3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1Level4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1Level5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1Level6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1Level7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1Level8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1Level0" style:family="text"/>
    <style:style style:name="List1Level1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prefix=" " style:num-suffix="." style:num-format="1">
        <style:list-level-properties text:space-before="0.25in"/>
      </text:list-level-style-number>
      <text:list-level-style-number text:level="2" text:style-name="List1Level1" style:num-prefix=" " style:num-suffix=")" style:num-format="a">
        <style:list-level-properties text:space-before="0.75in"/>
      </text:list-level-style-number>
      <text:list-level-style-bullet text:level="3" text:style-name="List1Level2" text:bullet-char="●">
        <style:list-level-properties text:space-before="1.3752in"/>
        <style:text-properties style:font-name="Arial"/>
      </text:list-level-style-bullet>
      <text:list-level-style-bullet text:level="4" text:style-name="List1Level3" text:bullet-char="●">
        <style:list-level-properties text:space-before="1.75in"/>
        <style:text-properties style:font-name="Arial"/>
      </text:list-level-style-bullet>
      <text:list-level-style-bullet text:level="5" text:style-name="List1Level4" text:bullet-char="●">
        <style:list-level-properties text:space-before="2.25in"/>
        <style:text-properties style:font-name="Arial"/>
      </text:list-level-style-bullet>
      <text:list-level-style-bullet text:level="6" text:style-name="List1Level5" text:bullet-char="●">
        <style:list-level-properties text:space-before="2.8752in"/>
        <style:text-properties style:font-name="Arial"/>
      </text:list-level-style-bullet>
      <text:list-level-style-bullet text:level="7" text:style-name="List1Level6" text:bullet-char="●">
        <style:list-level-properties text:space-before="3.25in"/>
        <style:text-properties style:font-name="Arial"/>
      </text:list-level-style-bullet>
      <text:list-level-style-bullet text:level="8" text:style-name="List1Level7" text:bullet-char="●">
        <style:list-level-properties text:space-before="3.75in"/>
        <style:text-properties style:font-name="Arial"/>
      </text:list-level-style-bullet>
      <text:list-level-style-bullet text:level="9" text:style-name="List1Level8" text:bullet-char="●">
        <style:list-level-properties text:space-before="4.37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799in" fo:margin-left="0in" table:align="left" style:writing-mode="lr-tb"/>
    </style:style>
    <style:style style:name="Table3.A" style:family="table-column">
      <style:table-column-properties style:column-width="0.8528in"/>
    </style:style>
    <style:style style:name="Table3.B" style:family="table-column">
      <style:table-column-properties style:column-width="3.7569in"/>
    </style:style>
    <style:style style:name="Table3.C" style:family="table-column">
      <style:table-column-properties style:column-width="2.0701in"/>
    </style:style>
    <style:style style:name="Table3.A1" style:family="table-cell">
      <style:table-cell-properties style:vertical-align="top" fo:background-color="#ffffff" fo:padding="0in" fo:border-left="0.25pt solid #000000" fo:border-right="0.25pt solid #000000" fo:border-top="0.25pt solid #000000" fo:border-bottom="0.5pt solid #000000">
        <style:background-image/>
      </style:table-cell-properties>
    </style:style>
    <style:style style:name="Table4" style:family="table">
      <style:table-properties style:width="6.6979in" fo:margin-left="0in" table:align="left" style:writing-mode="lr-tb"/>
    </style:style>
    <style:style style:name="Table4.A" style:family="table-column">
      <style:table-column-properties style:column-width="4.1354in"/>
    </style:style>
    <style:style style:name="Table4.B" style:family="table-column">
      <style:table-column-properties style:column-width="1.4271in"/>
    </style:style>
    <style:style style:name="Table4.C" style:family="table-column">
      <style:table-column-properties style:column-width="1.1354in"/>
    </style:style>
    <style:style style:name="Table4.A1" style:family="table-cell">
      <style:table-cell-properties style:vertical-align="top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MP1" style:family="paragraph" style:parent-style-name="Standard" style:master-page-name="Standard">
      <style:paragraph-properties fo:margin-left="0in" fo:margin-right="0in" fo:margin-top="0in" fo:margin-bottom="0.139in" style:contextual-spacing="false" fo:line-height="115%" fo:text-align="start" style:justify-single-word="false" fo:text-indent="0in" style:auto-text-indent="false" style:page-number="auto" fo:break-before="auto" fo:break-after="auto" style:writing-mode="lr-tb"/>
      <style:text-properties fo:language="es" fo:country="ES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language="es" fo:country="ES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fo:color="#000000" style:text-line-through-style="none" style:text-line-through-type="none" style:font-name="Signet Roundhand ATT" fo:font-size="12pt" fo:language="es" fo:country="ES" fo:font-style="normal" style:text-underline-style="none" fo:font-weight="bold" style:font-name-asian="Signet Roundhand ATT" style:font-size-asian="12pt" style:font-style-asian="normal" style:font-weight-asian="bold" style:font-name-complex="Signet Roundhand ATT" style:font-size-complex="12pt" style:font-style-complex="normal" style:font-weight-complex="bold"/>
    </style:style>
    <style:style style:name="MP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Verdana" fo:font-size="11pt" fo:language="es" fo:country="ES" fo:font-style="normal" style:text-underline-style="none" fo:font-weight="bold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Verdana" fo:font-size="11pt" fo:language="es" fo:country="ES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language="es" fo:country="ES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Arial" fo:font-size="11pt" fo:language="es" fo:country="E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language="es" fo:country="ES"/>
    </style:style>
    <style:style style:name="Mfr1" style:family="graphic" style:parent-style-name="Graphics">
      <style:graphic-properties fo:margin-left="0.1252in" fo:margin-right="0.1252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4917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9in" fo:margin-left="0in" fo:margin-right="0in" fo:margin-bottom="0.492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2"><draw:frame draw:style-name="Mfr1" draw:name="graphics2" text:anchor-type="as-char" svg:width="0.6827in" svg:height="0.7429in" draw:z-index="0"><draw:image xlink:href="Pictures/10000000000000780000007F0C444B59.png" xlink:type="simple" xlink:show="embed" xlink:actuate="onLoad"/></draw:frame></text:p>
            </table:table-cell>
            <table:table-cell table:style-name="Table3.A1" office:value-type="string">
              <text:p text:style-name="MP3">Universidad Tecnológica Nacional</text:p>
              <text:p text:style-name="MP3">Facultad Regional <text:s/>Buenos Aires</text:p>
              <text:p text:style-name="MP3">Departamento de Ingeniería Electrónica</text:p>
            </table:table-cell>
            <table:table-cell table:style-name="Table3.A1" office:value-type="string">
              <text:p text:style-name="MP4">Informática I</text:p>
              <text:p text:style-name="MP5">11 de Julio de 2015</text:p>
              <text:p text:style-name="MP5">1° Parcial</text:p>
            </table:table-cell>
          </table:table-row>
        </table:table>
        <text:p text:style-name="MP6"/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4">Apellido y Nombres</text:p>
            </table:table-cell>
            <table:table-cell table:style-name="Table4.A1" office:value-type="string">
              <text:p text:style-name="MP4">Legajo</text:p>
            </table:table-cell>
            <table:table-cell table:style-name="Table4.A1" office:value-type="string">
              <text:p text:style-name="MP4"># de Hojas</text:p>
            </table:table-cell>
          </table:table-row>
          <table:table-row>
            <table:table-cell table:style-name="Table4.A1" office:value-type="string">
              <text:p text:style-name="MP7"/>
            </table:table-cell>
            <table:table-cell table:style-name="Table4.A1" office:value-type="string">
              <text:p text:style-name="MP7"/>
            </table:table-cell>
            <table:table-cell table:style-name="Table4.A1" office:value-type="string">
              <text:p text:style-name="MP7"/>
            </table:table-cell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/>
    <meta:initial-creator/>
    <meta:editing-cycles>19</meta:editing-cycles>
    <dc:date>2015-08-01T16:50:36.504330536</dc:date>
    <meta:editing-duration>PT1H8M17S</meta:editing-duration>
    <meta:document-statistic meta:table-count="2" meta:image-count="1" meta:object-count="0" meta:page-count="1" meta:paragraph-count="45" meta:word-count="588" meta:character-count="3519" meta:non-whitespace-character-count="2926"/>
  </office:meta>
</office:document-meta>
</file>